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016000000257903293B.png" manifest:media-type=""/>
  <manifest:file-entry manifest:full-path="Pictures/10000201000002FD000003DE15FADE2E.png" manifest:media-type=""/>
  <manifest:file-entry manifest:full-path="Pictures/10000201000000300000003E21E346E1.png" manifest:media-type=""/>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manifest.rdf" manifest:media-type="application/rdf+xml"/>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ef797"/>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61959333"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549061447"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795334537"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49"><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50"><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51"><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52"><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53"><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781025759"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133821851"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944937762"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822940032"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842239513"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2027062421"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54"><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55"><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56"><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57"><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58"><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59"><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60"><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61"><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62"><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63"><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64"><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65"><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66"><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67"><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68"><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69"><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70"><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71"><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72"><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73"><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676143223" text:style-name="L10">
          <text:list-item>
            <text:p text:style-name="P40"><draw:frame draw:style-name="fr4" draw:name="Object27" text:anchor-type="as-char" svg:width="0.1972in" svg:height="0.3929in" draw:z-index="74"><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75"><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76"><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77"><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78"><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79"><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80"><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81"><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82"><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83"><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84"><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85"><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86"><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87"><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88"><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89"><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90"><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91"><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92"><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93"><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94"><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95"><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96"><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97"><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98"><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99"><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100"><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101"><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102"><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103"><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659281935" text:style-name="L11">
          <text:list-item>
            <text:p text:style-name="P41"><draw:frame draw:style-name="fr4" draw:name="Object64" text:anchor-type="as-char" svg:width="0.1984in" svg:height="0.3929in" draw:z-index="104"><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105"><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106"><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107"><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108"><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109"><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110"><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111"><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112"><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13"><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14"><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15"><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16"><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17"><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18"><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19"><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20"><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21"><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22"><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23"><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24"><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25"><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26"><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27"><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835887959" text:style-name="L12">
          <text:list-item>
            <text:p text:style-name="P42"><draw:frame draw:style-name="fr4" draw:name="Object82" text:anchor-type="as-char" svg:width="0.1992in" svg:height="0.3929in" draw:z-index="128"><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29"><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30"><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31"><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32"><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33"><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34"><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35"><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36"><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37"><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38"><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39"><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40"><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41"><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42"><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43"><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4"><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45"><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46"><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47"><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8"><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49"><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600278595" text:style-name="L13">
          <text:list-item>
            <text:p text:style-name="P61">1</text:p>
          </text:list-item>
          <text:list-item>
            <text:p text:style-name="P61"><draw:frame draw:style-name="fr4" draw:name="Object104" text:anchor-type="as-char" svg:width="0.198in" svg:height="0.3929in" draw:z-index="150"><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51"><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52"><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53"><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54"><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55"><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56"><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57"><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58"><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59"><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60"><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779525013"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61"><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62"><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6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4"><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6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6"><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6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8"><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69"><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70"><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71"><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72"><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73"><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74"><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75"><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76"><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77"><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78"><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79"><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8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1"><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82"><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83"><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84"><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85"><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86"><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87"><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88"><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89"><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90"><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91"><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92"><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93"><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94"><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95"><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96"><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9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419638807"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841485758" text:style-name="L16">
          <text:list-item>
            <text:p text:style-name="P64"><draw:frame draw:style-name="fr4" draw:name="Object152" text:anchor-type="as-char" svg:width="0.202in" svg:height="0.3929in" draw:z-index="198"><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99"><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200"><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201"><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202"><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203"><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204"><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205"><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206"><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207"><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208"><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209"><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210"><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21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2"><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2152520798"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329683803" text:style-name="L18">
          <text:list-item>
            <text:p text:style-name="P43"><draw:frame draw:style-name="fr4" draw:name="Object167" text:anchor-type="as-char" svg:width="0.2839in" svg:height="0.3929in" draw:z-index="213"><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14"><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15"><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1185479507"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16"><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17"><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18"><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19"><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20"><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21"><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22"><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23"><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24"><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25"><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399383624"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26"><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27"><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28"><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29"><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30"><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722in" svg:height="0.2083in" draw:z-index="231"><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32"><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33"><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34"><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35"><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36"><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3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778102630"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38"><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3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588905984"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426955740"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2009513255"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320374668" text:style-name="L25">
          <text:list-item>
            <text:p text:style-name="P69"><draw:frame draw:style-name="fr4" draw:name="Object194" text:anchor-type="as-char" svg:width="0.4689in" svg:height="0.3929in" draw:z-index="240"><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41"><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42"><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43"><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44"><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45"><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894256331" text:style-name="L26">
          <text:list-item>
            <text:p text:style-name="P70"><draw:frame draw:style-name="fr4" draw:name="Object210" text:anchor-type="as-char" svg:width="0.5071in" svg:height="0.3929in" draw:z-index="246"><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47"><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48"><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49"><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50"><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51"><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1381337754" text:style-name="L27">
          <text:list-item>
            <text:p text:style-name="P71"><draw:frame draw:style-name="fr4" draw:name="Object200" text:anchor-type="as-char" svg:width="2.3516in" svg:height="0.3929in" draw:z-index="252"><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53"><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54"><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55"><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56"><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57"><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58"><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59"><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60"><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6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887529967" text:style-name="L28">
          <text:list-item>
            <text:p text:style-name="P72"><draw:frame draw:style-name="fr4" draw:name="Object217" text:anchor-type="as-char" svg:width="2.4362in" svg:height="0.3929in" draw:z-index="262"><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63"><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64"><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65"><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66"><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67"><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68"><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6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320279732" text:style-name="L29">
          <text:list-item>
            <text:p text:style-name="P73"><draw:frame draw:style-name="fr4" draw:name="Object225" text:anchor-type="as-char" svg:width="3.111in" svg:height="0.3929in" draw:z-index="270"><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71"><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72"><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73"><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74"><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75"><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76"><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77"><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7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682007514"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1"><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3"><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561228966" text:continue-numbering="true" text:style-name="L30">
          <text:list-item>
            <text:p text:style-name="P74"><draw:frame draw:style-name="fr4" draw:name="Object235" text:anchor-type="as-char" svg:width="2.4362in" svg:height="0.3929in" draw:z-index="4"><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5"><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6"><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7"><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8"><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9"><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10"><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11"><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12"><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13"><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261456887"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448975353"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197805249"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2023527612"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828372791"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49253552"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298363188"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4"><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787717814" text:style-name="L37">
          <text:list-item>
            <text:p text:style-name="P79">1<draw:frame draw:style-name="fr1" draw:name="graphics1" text:anchor-type="as-char" svg:y="-0.1201in" svg:width="0.1402in" svg:height="0.1701in" draw:z-index="15"><draw:image xlink:href="Pictures/10000201000000300000003E21E346E1.png" xlink:type="simple" xlink:show="embed" xlink:actuate="onLoad"/></draw:frame> = 8<draw:frame draw:style-name="fr2" draw:name="graphics150" text:anchor-type="as-char" svg:width="0.0598in" svg:height="0.1in" draw:z-index="16"><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17"><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18"><draw:image xlink:href="Pictures/10000201000000300000003E21E346E1.png" xlink:type="simple" xlink:show="embed" xlink:actuate="onLoad"/></draw:frame> = 8 <text:span text:style-name="T16">f</text:span><draw:frame draw:style-name="fr2" draw:name="graphics4" text:anchor-type="as-char" svg:width="0.0598in" svg:height="0.1in" draw:z-index="19"><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20"><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21"><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22"><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838929673" text:style-name="L38">
          <text:list-item>
            <text:p text:style-name="P80"><draw:frame draw:style-name="fr2" draw:name="graphics7" text:anchor-type="as-char" svg:width="0.0598in" svg:height="0.1in" draw:z-index="23"><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24"><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25"><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26"><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27"><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28"><draw:image xlink:href="Pictures/1000020100000016000000257903293B.png" xlink:type="simple" xlink:show="embed" xlink:actuate="onLoad"/></draw:frame> viii or <text:span text:style-name="T16">f</text:span><draw:frame draw:style-name="fr2" draw:name="graphics13" text:anchor-type="as-char" svg:width="0.0598in" svg:height="0.1in" draw:z-index="29"><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30"><draw:image xlink:href="Pictures/1000020100000016000000257903293B.png" xlink:type="simple" xlink:show="embed" xlink:actuate="onLoad"/></draw:frame> xvi or <text:span text:style-name="T16">f</text:span><draw:frame draw:style-name="fr2" draw:name="graphics15" text:anchor-type="as-char" svg:width="0.0598in" svg:height="0.1in" draw:z-index="31"><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32"><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33"><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34"><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35"><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2107338889"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36"><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37"><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38"><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634032675"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800342002"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134116609" text:continue-numbering="true" text:style-name="L40">
        <text:list-item>
          <text:p text:style-name="P82">Rx<text:tab/>ASA<text:tab/><text:tab/>648 mg</text:p>
        </text:list-item>
      </text:list>
      <text:p text:style-name="P26">Caffeine<text:tab/>32.4 mg</text:p>
      <text:p text:style-name="P26">Salicylamide<text:tab/>194.4 mg</text:p>
      <text:list xml:id="list1290228556"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972957061"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334325336"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39"><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4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41"><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42"><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43"><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44"><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45"><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46"><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585873164"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289172974"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1355413970"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901339820"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1332134165"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528064122"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562077918"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1303907103"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1824483713"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714293213"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522542867"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421838483"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22451337"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916234396"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250603878"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409561794"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629742867"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1598677420"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1263827449"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916758287"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99936974"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344536376"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184985581"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1264477811"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87315928"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200974721"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382092940"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1941769330"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47"><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1006640082"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308683769"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1395053945"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307700907"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861292522"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503478860"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2175776315"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2160162075"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351737099"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998278370"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mCi</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557105973"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283320919"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48"><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642013823"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90650926"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1772599174"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030587694"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79837652"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508085310"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247926960"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556134834"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957079917"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665856220"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786697771"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693090045"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156.25 mL/hr</text:p>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732528583"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2097969535"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844811014"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text:span text:style-name="T18">4</text:span> mEq/L it is likely to precipitate.</text:p>
              </text:list-item>
            </text:list>
          </text:list-item>
          <text:list-item>
            <text:p text:style-name="P127"><text:s/></text:p>
            <text:list>
              <text:list-item>
                <text:p text:style-name="P127">800 mL of amino acid 5.2%%; <text:span text:style-name="T18">7</text:span>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text:span text:style-name="T18">5</text:span>.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963741782"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104537203"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text:span text:style-name="T18">14</text:span> mL, sodium chloride 26.7 mL, potassium acetate 33.4 mL, calcium gluconate 39.4 mL, potassium phosphate 4.3 mL, magnesium sulfate 3.8 mL, folic acid 0.34 mL, MVI 10 mL, trace elements 1 mL, regular insulin 0.4<text:span text:style-name="T18">0</text:span>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012521123"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372164910"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536901096"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11-12T13:18:56</dc:date>
    <dc:creator>Sean Parsons</dc:creator>
    <meta:editing-duration>P3DT8H21M48S</meta:editing-duration>
    <meta:editing-cycles>76</meta:editing-cycles>
    <meta:generator>LibreOffice/3.6$Linux_x86 LibreOffice_project/360m1$Build-2</meta:generator>
    <meta:printed-by>Sean Parsons</meta:printed-by>
    <meta:print-date>2011-08-26T14:01:47</meta:print-date>
    <meta:document-statistic meta:table-count="7" meta:image-count="33" meta:object-count="246" meta:page-count="40" meta:paragraph-count="3163" meta:word-count="12461" meta:character-count="56937" meta:non-whitespace-character-count="4918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row>
        <mn>6.4</mn>
        <mo stretchy="false">×</mo>
        <msup>
          <mn>10</mn>
          <mrow>
            <mrow>
              <mo stretchy="false">−</mo>
              <mn>3</mn>
            </mrow>
          </mrow>
        </msup>
      </mrow>
    </mrow>
    <annotation encoding="StarMath 5.0">6.4 times 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